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7D0000006DF9E37546084E09A9D.png" manifest:media-type="image/png"/>
  <manifest:file-entry manifest:full-path="Pictures/10000201000005000000019D3A396860713CFAEF.png" manifest:media-type="image/png"/>
  <manifest:file-entry manifest:full-path="Pictures/10000201000007D0000002A349BAA450800B172D.png" manifest:media-type="image/png"/>
  <manifest:file-entry manifest:full-path="Pictures/1000020100000258000000B611E7D37717EF1EB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svg:stroke-width="0.018cm" svg:stroke-color="#000000" draw:marker-start-width="0.227cm" draw:marker-end-width="0.227cm" draw:fill-color="#ffffff" draw:textarea-horizontal-align="justify" draw:textarea-vertical-align="middle" draw:auto-grow-height="false" fo:min-height="0.494cm" fo:min-width="3.8cm" fo:padding-top="0.134cm" fo:padding-bottom="0.134cm" fo:padding-left="0.259cm" fo:padding-right="0.259cm"/>
    </style:style>
    <style:style style:name="gr2" style:family="graphic" style:parent-style-name="standard">
      <style:graphic-properties draw:stroke="dash" draw:stroke-dash="Fine_20_Dashed" svg:stroke-width="0.053cm" svg:stroke-color="#ff0000" draw:marker-start-width="0.279cm" draw:marker-end-width="0.279cm" draw:fill-color="#ffffff" draw:textarea-horizontal-align="justify" draw:textarea-vertical-align="middle" draw:auto-grow-height="false" fo:min-height="0.494cm" fo:min-width="2.657cm" fo:padding-top="0.151cm" fo:padding-bottom="0.151cm" fo:padding-left="0.276cm" fo:padding-right="0.276cm"/>
    </style:style>
    <style:style style:name="gr3" style:family="graphic" style:parent-style-name="standard">
      <style:graphic-properties draw:stroke="dash" draw:stroke-dash="Fine_20_Dashed" svg:stroke-width="0.018cm" svg:stroke-color="#000000" draw:marker-start-width="0.227cm" draw:marker-end-width="0.227cm" draw:fill-color="#ffffff" draw:textarea-horizontal-align="justify" draw:textarea-vertical-align="middle" draw:auto-grow-height="false" fo:min-height="0.494cm" fo:min-width="2.838cm" fo:padding-top="0.134cm" fo:padding-bottom="0.134cm" fo:padding-left="0.259cm" fo:padding-right="0.259cm"/>
    </style:style>
    <style:style style:name="gr4" style:family="graphic" style:parent-style-name="standard">
      <style:graphic-properties draw:stroke="dash" draw:stroke-dash="Fine_20_Dashed" svg:stroke-width="0.018cm" svg:stroke-color="#000000" draw:marker-start-width="0.227cm" draw:marker-end-width="0.227cm" draw:fill-color="#ffffff" draw:textarea-horizontal-align="justify" draw:textarea-vertical-align="middle" draw:auto-grow-height="false" fo:min-height="3.357cm" fo:min-width="4.627cm" fo:padding-top="0.134cm" fo:padding-bottom="0.134cm" fo:padding-left="0.259cm" fo:padding-right="0.259cm" fo:wrap-option="no-wrap"/>
    </style:style>
    <style:style style:name="gr5" style:family="graphic" style:parent-style-name="standard">
      <style:graphic-properties draw:stroke="dash" draw:stroke-dash="Fine_20_Dashed" svg:stroke-width="0.018cm" svg:stroke-color="#000000" draw:marker-start-width="0.227cm" draw:marker-end-width="0.227cm" draw:fill-color="#ffffff" draw:textarea-horizontal-align="justify" draw:textarea-vertical-align="middle" draw:auto-grow-height="false" fo:min-height="4.4cm" fo:min-width="6.055cm" fo:padding-top="0.134cm" fo:padding-bottom="0.134cm" fo:padding-left="0.259cm" fo:padding-right="0.259cm"/>
    </style:style>
    <style:style style:name="gr6" style:family="graphic" style:parent-style-name="standard">
      <style:graphic-properties draw:stroke="dash" draw:stroke-dash="Fine_20_Dashed" svg:stroke-width="0.018cm" svg:stroke-color="#000000" draw:marker-start-width="0.227cm" draw:marker-end-width="0.227cm" draw:textarea-vertical-align="middle" fo:padding-top="0.134cm" fo:padding-bottom="0.134cm" fo:padding-left="0.259cm" fo:padding-right="0.259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327cm" fo:min-width="0cm"/>
    </style:style>
    <style:style style:name="P1" style:family="paragraph">
      <loext:graphic-properties draw:fill-color="#ffffff"/>
      <style:paragraph-properties fo:text-align="center"/>
      <style:text-properties fo:font-size="10pt"/>
    </style:style>
    <style:style style:name="P2" style:family="paragraph">
      <style:paragraph-properties fo:text-align="center"/>
      <style:text-properties fo:font-size="10pt" fo:font-weight="bold" style:font-weight-asian="bold" style:font-weight-complex="bold"/>
    </style:style>
    <style:style style:name="P3" style:family="paragraph">
      <loext:graphic-properties draw:fill-color="#ffffff"/>
      <style:paragraph-properties fo:text-align="center"/>
      <style:text-properties fo:font-size="10pt" fo:font-weight="bold" style:font-weight-asian="bold" style:font-weight-complex="bold"/>
    </style:style>
    <style:style style:name="P4" style:family="paragraph">
      <style:paragraph-properties fo:text-align="center"/>
      <style:text-properties fo:font-size="10pt"/>
    </style:style>
    <style:style style:name="P5" style:family="paragraph">
      <loext:graphic-properties draw:fill-color="#ffffff"/>
      <style:paragraph-properties fo:text-align="center"/>
    </style:style>
    <style:style style:name="P6" style:family="paragraph">
      <style:paragraph-properties fo:text-align="center"/>
    </style:style>
    <style:style style:name="P7" style:family="paragraph">
      <style:text-properties fo:font-size="10pt"/>
    </style:style>
    <style:style style:name="P8" style:family="paragraph">
      <loext:graphic-properties draw:fill="none" draw:fill-color="#ffffff"/>
      <style:text-properties fo:font-size="10pt"/>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6" draw:id="id6" draw:layer="layout" svg:width="4.318cm" svg:height="0.762cm" svg:x="2.984cm" svg:y="10.671cm">
          <text:p text:style-name="P4"/>
          <draw:enhanced-geometry svg:viewBox="0 0 21600 21600" draw:mirror-horizontal="false" draw:mirror-vertical="false" draw:type="rectangle" draw:enhanced-path="M 0 0 L 21600 0 21600 21600 0 21600 0 0 Z N"/>
        </draw:custom-shape>
        <draw:custom-shape draw:style-name="gr1" draw:text-style-name="P1" xml:id="id7" draw:id="id7" draw:layer="layout" svg:width="4.318cm" svg:height="0.762cm" svg:x="2.984cm" svg:y="11.433cm">
          <text:p text:style-name="P4"/>
          <draw:enhanced-geometry svg:viewBox="0 0 21600 21600" draw:mirror-horizontal="false" draw:mirror-vertical="false" draw:type="rectangle" draw:enhanced-path="M 0 0 L 21600 0 21600 21600 0 21600 0 0 Z N"/>
        </draw:custom-shape>
        <draw:custom-shape draw:style-name="gr1" draw:text-style-name="P1" xml:id="id8" draw:id="id8" draw:layer="layout" svg:width="4.318cm" svg:height="0.762cm" svg:x="2.984cm" svg:y="12.195cm">
          <text:p text:style-name="P4"/>
          <draw:enhanced-geometry svg:viewBox="0 0 21600 21600" draw:mirror-horizontal="false" draw:mirror-vertical="false" draw:type="rectangle" draw:enhanced-path="M 0 0 L 21600 0 21600 21600 0 21600 0 0 Z N"/>
        </draw:custom-shape>
        <draw:custom-shape draw:style-name="gr2" draw:text-style-name="P3" xml:id="id5" draw:id="id5" draw:layer="layout" svg:width="3.175cm" svg:height="0.762cm" svg:x="3.492cm" svg:y="8.593cm">
          <text:p text:style-name="P2"><text:span text:style-name="T1">PAWS</text:span></text:p>
          <draw:enhanced-geometry svg:viewBox="0 0 21600 21600" draw:type="rectangle" draw:enhanced-path="M 0 0 L 21600 0 21600 21600 0 21600 0 0 Z N"/>
        </draw:custom-shape>
        <draw:custom-shape draw:style-name="gr3" draw:text-style-name="P1" xml:id="id1" draw:id="id1" draw:layer="layout" svg:width="3.356cm" svg:height="0.762cm" svg:x="9.254cm" svg:y="7.911cm">
          <text:p text:style-name="P4">Cloud</text:p>
          <draw:enhanced-geometry svg:viewBox="0 0 21600 21600" draw:type="rectangle" draw:enhanced-path="M 0 0 L 21600 0 21600 21600 0 21600 0 0 Z N"/>
        </draw:custom-shape>
        <draw:custom-shape draw:style-name="gr3" draw:text-style-name="P1" xml:id="id3" draw:id="id3" draw:layer="layout" svg:width="3.356cm" svg:height="0.762cm" svg:x="9.274cm" svg:y="9.382cm">
          <text:p text:style-name="P4">Virtualization</text:p>
          <draw:enhanced-geometry svg:viewBox="0 0 21600 21600" draw:type="rectangle" draw:enhanced-path="M 0 0 L 21600 0 21600 21600 0 21600 0 0 Z N"/>
        </draw:custom-shape>
        <draw:custom-shape draw:style-name="gr2" draw:text-style-name="P1" draw:layer="layout" svg:width="3.175cm" svg:height="0.762cm" svg:x="3.492cm" svg:y="9.355cm">
          <text:p text:style-name="P4"><text:span text:style-name="T1">WS</text:span> repo</text:p>
          <draw:enhanced-geometry svg:viewBox="0 0 21600 21600" draw:type="rectangle" draw:enhanced-path="M 0 0 L 21600 0 21600 21600 0 21600 0 0 Z N"/>
        </draw:custom-shape>
        <draw:custom-shape draw:style-name="gr4" draw:text-style-name="P5" xml:id="id2" draw:id="id2" draw:layer="layout" svg:width="7.874cm" svg:height="5.588cm" svg:x="16.018cm" svg:y="3.23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5" xml:id="id4" draw:id="id4" draw:layer="layout" svg:width="8.128cm" svg:height="6.223cm" svg:x="17.212cm" svg:y="9.409cm">
          <text:p/>
          <draw:enhanced-geometry svg:viewBox="0 0 21600 21600" draw:glue-points="?f7 0 ?f6 ?f1 0 ?f10 ?f6 21600 ?f4 ?f10 21600 ?f9" draw:path-stretchpoint-x="10800" draw:path-stretchpoint-y="10800" draw:text-areas="0 ?f1 ?f4 ?f12" draw:mirror-horizontal="false" draw:mirror-vertical="fals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6" draw:text-style-name="P6" draw:layer="layout" svg:x1="12.61cm" svg:y1="8.292cm" svg:x2="16.018cm" svg:y2="6.026cm" draw:start-shape="id1" draw:start-glue-point="1" draw:end-shape="id2" svg:d="M12610 8292h1704v-2266h1704" svg:viewBox="0 0 3409 2267">
          <text:p/>
        </draw:connector>
        <draw:connector draw:style-name="gr6" draw:text-style-name="P6" draw:layer="layout" draw:line-skew="-0.586cm" svg:x1="12.63cm" svg:y1="9.763cm" svg:x2="17.212cm" svg:y2="13.299cm" draw:start-shape="id3" draw:end-shape="id4" draw:end-glue-point="6" svg:d="M12630 9763h1705v3536h2877" svg:viewBox="0 0 4583 3537">
          <text:p/>
        </draw:connector>
        <draw:connector draw:style-name="gr6" draw:text-style-name="P6" draw:layer="layout" svg:x1="6.667cm" svg:y1="8.974cm" svg:x2="9.254cm" svg:y2="8.292cm" draw:start-shape="id5" draw:start-glue-point="1" draw:end-shape="id1" draw:end-glue-point="3" svg:d="M6667 8974h1302v-682h1285" svg:viewBox="0 0 2588 683">
          <text:p/>
        </draw:connector>
        <draw:connector draw:style-name="gr6" draw:text-style-name="P6" draw:layer="layout" svg:x1="6.667cm" svg:y1="8.974cm" svg:x2="9.274cm" svg:y2="9.763cm" draw:start-shape="id5" draw:start-glue-point="1" draw:end-shape="id3" draw:end-glue-point="3" svg:d="M6667 8974h1312v789h1295" svg:viewBox="0 0 2608 790">
          <text:p/>
        </draw:connector>
        <draw:connector draw:style-name="gr6" draw:text-style-name="P6" draw:layer="layout" svg:x1="3.492cm" svg:y1="8.974cm" svg:x2="2.984cm" svg:y2="11.052cm" draw:start-shape="id5" draw:start-glue-point="3" draw:end-shape="id6" draw:end-glue-point="3" svg:d="M3492 8974h-1017v2078h509" svg:viewBox="0 0 1018 2079">
          <text:p/>
        </draw:connector>
        <draw:connector draw:style-name="gr6" draw:text-style-name="P6" draw:layer="layout" svg:x1="3.492cm" svg:y1="8.974cm" svg:x2="2.984cm" svg:y2="11.814cm" draw:start-shape="id5" draw:start-glue-point="3" draw:end-shape="id7" draw:end-glue-point="3" svg:d="M3492 8974h-1017v2840h509" svg:viewBox="0 0 1018 2841">
          <text:p/>
        </draw:connector>
        <draw:connector draw:style-name="gr6" draw:text-style-name="P6" draw:layer="layout" svg:x1="3.492cm" svg:y1="8.974cm" svg:x2="2.984cm" svg:y2="12.576cm" draw:start-shape="id5" draw:start-glue-point="3" draw:end-shape="id8" draw:end-glue-point="3" svg:d="M3492 8974h-1017v3602h509" svg:viewBox="0 0 1018 3603">
          <text:p/>
        </draw:connector>
        <draw:frame draw:style-name="gr7" draw:text-style-name="P6" draw:layer="layout" svg:width="1.969cm" svg:height="0.635cm" svg:x="4.243cm" svg:y="10.779cm">
          <draw:image xlink:href="Pictures/10000201000005000000019D3A396860713CFAEF.png" xlink:type="simple" xlink:show="embed" xlink:actuate="onLoad">
            <text:p/>
          </draw:image>
        </draw:frame>
        <draw:frame draw:style-name="gr7" draw:text-style-name="P6" draw:layer="layout" svg:width="1.778cm" svg:height="0.539cm" svg:x="4.353cm" svg:y="11.51cm">
          <draw:image xlink:href="Pictures/1000020100000258000000B611E7D37717EF1EB0.png" xlink:type="simple" xlink:show="embed" xlink:actuate="onLoad">
            <text:p/>
          </draw:image>
        </draw:frame>
        <draw:frame draw:style-name="gr7" draw:text-style-name="P6" draw:layer="layout" svg:width="2.278cm" svg:height="0.769cm" svg:x="4.053cm" svg:y="12.169cm">
          <draw:image xlink:href="Pictures/10000201000007D0000002A349BAA450800B172D.png" xlink:type="simple" xlink:show="embed" xlink:actuate="onLoad">
            <text:p/>
          </draw:image>
        </draw:frame>
        <draw:frame draw:style-name="gr7" draw:text-style-name="P6" draw:layer="layout" svg:width="1.317cm" svg:height="1.159cm" svg:x="20.952cm" svg:y="6.345cm">
          <draw:image xlink:href="Pictures/10000201000007D0000006DF9E37546084E09A9D.png" xlink:type="simple" xlink:show="embed" xlink:actuate="onLoad">
            <text:p/>
          </draw:image>
        </draw:frame>
        <draw:frame draw:style-name="gr8" draw:text-style-name="P8" draw:layer="layout" svg:width="2.187cm" svg:height="0.577cm" svg:x="12.551cm" svg:y="8.366cm">
          <draw:text-box>
            <text:p text:style-name="P7">Openstack</text:p>
          </draw:text-box>
        </draw:frame>
        <draw:frame draw:style-name="gr9" draw:text-style-name="P8" draw:layer="layout" svg:width="1.438cm" svg:height="0.577cm" svg:x="12.964cm" svg:y="9.79cm">
          <draw:text-box>
            <text:p text:style-name="P7">Libvirt</text:p>
          </draw:text-box>
        </draw:frame>
        <draw:g>
          <draw:frame draw:style-name="gr7" draw:text-style-name="P6" draw:layer="layout" svg:width="1.317cm" svg:height="1.159cm" svg:x="19.637cm" svg:y="4.821cm">
            <draw:image xlink:href="Pictures/10000201000007D0000006DF9E37546084E09A9D.png" xlink:type="simple" xlink:show="embed" xlink:actuate="onLoad">
              <text:p/>
            </draw:image>
          </draw:frame>
          <draw:frame draw:style-name="gr8" draw:text-style-name="P8" draw:layer="layout" svg:width="2.966cm" svg:height="0.577cm" svg:x="18.602cm" svg:y="4.048cm">
            <draw:text-box>
              <text:p text:style-name="P7">Active Directory</text:p>
            </draw:text-box>
          </draw:frame>
          <draw:frame draw:style-name="gr8" draw:text-style-name="P8" draw:layer="layout" svg:width="1.243cm" svg:height="0.577cm" svg:x="21.188cm" svg:y="4.583cm">
            <draw:text-box>
              <text:p text:style-name="P7">DNS</text:p>
            </draw:text-box>
          </draw:frame>
          <draw:frame draw:style-name="gr8" draw:text-style-name="P8" draw:layer="layout" svg:width="2.297cm" svg:height="0.577cm" svg:x="20.915cm" svg:y="5.176cm">
            <draw:text-box>
              <text:p text:style-name="P7">Web server</text:p>
            </draw:text-box>
          </draw:frame>
          <draw:frame draw:style-name="gr8" draw:text-style-name="P8" draw:layer="layout" svg:width="2.145cm" svg:height="0.577cm" svg:x="20.707cm" svg:y="5.78cm">
            <draw:text-box>
              <text:p text:style-name="P7">File server</text:p>
            </draw:text-box>
          </draw:frame>
          <draw:frame draw:style-name="gr8" draw:text-style-name="P8" draw:layer="layout" svg:width="3.292cm" svg:height="0.577cm" svg:x="17.707cm" svg:y="6.092cm">
            <draw:text-box>
              <text:p text:style-name="P7">Application server</text:p>
            </draw:text-box>
          </draw:frame>
          <draw:frame draw:style-name="gr8" draw:text-style-name="P8" draw:layer="layout" svg:width="2.907cm" svg:height="0.577cm" svg:x="16.97cm" svg:y="4.683cm">
            <draw:text-box>
              <text:p text:style-name="P7">Terminal server</text:p>
            </draw:text-box>
          </draw:frame>
          <draw:frame draw:style-name="gr8" draw:text-style-name="P8" draw:layer="layout" svg:width="3.084cm" svg:height="0.577cm" svg:x="16.572cm" svg:y="5.445cm">
            <draw:text-box>
              <text:p text:style-name="P7">Database server</text:p>
            </draw:text-box>
          </draw:frame>
        </draw:g>
        <draw:frame draw:style-name="gr7" draw:text-style-name="P6" draw:layer="layout" svg:width="1.317cm" svg:height="1.159cm" svg:x="18.893cm" svg:y="6.726cm">
          <draw:image xlink:href="Pictures/10000201000007D0000006DF9E37546084E09A9D.png" xlink:type="simple" xlink:show="embed" xlink:actuate="onLoad">
            <text:p/>
          </draw:image>
        </draw:frame>
        <draw:frame draw:style-name="gr7" draw:text-style-name="P6" draw:layer="layout" svg:width="1.317cm" svg:height="1.159cm" svg:x="21.587cm" svg:y="13.584cm">
          <draw:image xlink:href="Pictures/10000201000007D0000006DF9E37546084E09A9D.png" xlink:type="simple" xlink:show="embed" xlink:actuate="onLoad">
            <text:p/>
          </draw:image>
        </draw:frame>
        <draw:g>
          <draw:frame draw:style-name="gr7" draw:text-style-name="P6" draw:layer="layout" svg:width="1.317cm" svg:height="1.159cm" svg:x="20.272cm" svg:y="12.06cm">
            <draw:image xlink:href="Pictures/10000201000007D0000006DF9E37546084E09A9D.png" xlink:type="simple" xlink:show="embed" xlink:actuate="onLoad">
              <text:p/>
            </draw:image>
          </draw:frame>
          <draw:frame draw:style-name="gr8" draw:text-style-name="P8" draw:layer="layout" svg:width="2.966cm" svg:height="0.577cm" svg:x="19.237cm" svg:y="11.287cm">
            <draw:text-box>
              <text:p text:style-name="P7">Active Directory</text:p>
            </draw:text-box>
          </draw:frame>
          <draw:frame draw:style-name="gr8" draw:text-style-name="P8" draw:layer="layout" svg:width="1.243cm" svg:height="0.577cm" svg:x="21.823cm" svg:y="11.822cm">
            <draw:text-box>
              <text:p text:style-name="P7">DNS</text:p>
            </draw:text-box>
          </draw:frame>
          <draw:frame draw:style-name="gr8" draw:text-style-name="P8" draw:layer="layout" svg:width="2.297cm" svg:height="0.577cm" svg:x="21.55cm" svg:y="12.415cm">
            <draw:text-box>
              <text:p text:style-name="P7">Web server</text:p>
            </draw:text-box>
          </draw:frame>
          <draw:frame draw:style-name="gr8" draw:text-style-name="P8" draw:layer="layout" svg:width="2.145cm" svg:height="0.577cm" svg:x="21.342cm" svg:y="13.019cm">
            <draw:text-box>
              <text:p text:style-name="P7">File server</text:p>
            </draw:text-box>
          </draw:frame>
          <draw:frame draw:style-name="gr8" draw:text-style-name="P8" draw:layer="layout" svg:width="3.292cm" svg:height="0.577cm" svg:x="18.342cm" svg:y="13.331cm">
            <draw:text-box>
              <text:p text:style-name="P7">Application server</text:p>
            </draw:text-box>
          </draw:frame>
          <draw:frame draw:style-name="gr8" draw:text-style-name="P8" draw:layer="layout" svg:width="2.907cm" svg:height="0.577cm" svg:x="17.605cm" svg:y="11.922cm">
            <draw:text-box>
              <text:p text:style-name="P7">Terminal server</text:p>
            </draw:text-box>
          </draw:frame>
          <draw:frame draw:style-name="gr8" draw:text-style-name="P8" draw:layer="layout" svg:width="3.084cm" svg:height="0.577cm" svg:x="17.207cm" svg:y="12.684cm">
            <draw:text-box>
              <text:p text:style-name="P7">Database server</text:p>
            </draw:text-box>
          </draw:frame>
        </draw:g>
        <draw:frame draw:style-name="gr7" draw:text-style-name="P6" draw:layer="layout" svg:width="1.317cm" svg:height="1.159cm" svg:x="19.528cm" svg:y="13.965cm">
          <draw:image xlink:href="Pictures/10000201000007D0000006DF9E37546084E09A9D.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11T17:20:08.130355409</meta:creation-date>
    <dc:date>2017-08-11T18:45:26.237210039</dc:date>
    <meta:editing-duration>PT8M45S</meta:editing-duration>
    <meta:editing-cycles>1</meta:editing-cycles>
    <meta:document-statistic meta:object-count="43"/>
    <meta:generator>LibreOffice/5.3.5.2$Linux_X86_64 LibreOffice_project/30$Build-2</meta:generator>
  </office:meta>
</office:document-meta>
</file>